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line-height="200%"/>
    </style:style>
    <style:style style:name="T2" style:parent-style-name="DefaultParagraphFont" style:family="text">
      <style:text-properties style:font-name="Times New Roman" style:font-name-complex="Times New Roman"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ize="12pt" style:font-size-asian="12pt" style:font-size-complex="12pt"/>
    </style:style>
    <style:style style:name="P10" style:parent-style-name="Normal" style:family="paragraph">
      <style:paragraph-properties fo:line-height="200%"/>
      <style:text-properties style:font-name="Times New Roman" style:font-name-complex="Times New Roman" fo:font-size="12pt" style:font-size-asian="12pt" style:font-size-complex="12pt"/>
    </style:style>
    <style:style style:name="P11" style:parent-style-name="Normal" style:family="paragraph">
      <style:paragraph-properties fo:line-height="200%"/>
      <style:text-properties style:font-name="Times New Roman" style:font-name-complex="Times New Roman" fo:font-size="12pt" style:font-size-asian="12pt" style:font-size-complex="12pt"/>
    </style:style>
    <style:style style:name="P12" style:parent-style-name="Normal" style:family="paragraph">
      <style:paragraph-properties fo:line-height="200%"/>
      <style:text-properties style:font-name="Times New Roman" style:font-name-complex="Times New Roman" fo:font-size="12pt" style:font-size-asian="12pt" style:font-size-complex="12pt"/>
    </style:style>
    <style:style style:name="P13" style:parent-style-name="Normal" style:family="paragraph">
      <style:paragraph-properties fo:line-height="200%"/>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text:tab/><text:span text:style-name="T2">There are several different roles that go into Scrum-Agile Teams. They are Product Owner, Scrum Master, Tester and Developer. There is typically one Product Owner and one Scrum Master, but there can be more than one Tester or Developer. The first role of<text:s/></text:span><text:span text:style-name="T3">the Product</text:span><text:span text:style-name="T4"><text:s/>Owner<text:s/></text:span><text:span text:style-name="T5">is to help</text:span><text:span text:style-name="T6"><text:s/>communicate with the Stakeholders and what they want to the rest of the team.<text:s/></text:span><text:span text:style-name="T7">The Product Owner is responsible for making sure the needs of the Stakeholders are being met. They also organize the User Stories which are used to track what parts of the project are being completed at the time. For the SNHU Travel project, the Product Owner is good for communicating any changes of needs from the Stakeholders and helps to prioritize which parts of the project need to be worked on first. This keeps the team motivated and organized.<text:s/></text:span><text:span text:style-name="T8">The second role in the team is Scrum Master. The Scrum Master’s role is to almost be a coach for the rest of the team. The Scrum Master communicates with the Product Owner and with the team to make sure things are on task and being done effectively. The Scrum Master helps to encourage the team with their work. On the SNHU Travel project, the Scrum Master helps assign work for Sprints and lead the Daily Scrums to help the team work cohesively and effectively. The third role is the Tester. The Tester is a role that works closely with the Developer and the Product Owner. The Product Owner will communicate what the “success” conditions are for the project and the Tester takes what has been developed to make sure it works. This is vital for the Agile approach as frequent testing is a way to ensure the project stays on time and in budget. For the SNHU Travel project, the Tester comes up with specific test cases based around the user stories and describes what will be tested, how it should work, and what success looks like. Finally, the Developer is the one in charge of creating the program and working on the product that is being developed. The Developer works with the Scrum Master and Tester to receive communication<text:s/></text:span><text:soft-page-break/><text:span text:style-name="T9">from the Product Owner about what needs to be done. The Developer also looks at the User Stories and interprets them for what tasks need to be accomplished. In the SNHU Travel project, the Developer was in charge of making the travel destinations lists and formatting them properly when the format changed.<text:s/></text:span></text:p>
      <text:p text:style-name="P10"><text:tab/>Next,<text:s/>we can look at<text:s/>how the Scrum-Agile approach helps user stories come to completion and how a Scrum-Agile approach handles interruptions. In a Waterfall approach, user stories are plans and development projections made at the start of the project. They are less flexible if the Stakeholders’ desires change and rely on things working right the first time. With the Scrum-Agile approach, the user stories are flexible. The stories also are completed by using sprints which focus on testing the completion of the stories frequently. This means for something like the SNHU Travel project, a group of user stories are completed, such as making the list of top destinations, is done in a timely manner. With interruptions in the SNHU Travel project, the user stories indicated that they wanted a list of top travel destinations to review and see. However, later on it was communicated by the Product Owner that the desired format of the list was a slide show. In a different approach, this would have set back progress by a good amount. Agile is flexible though. The project was able to shift which user stories were prioritized in the Sprint so the user story that is most important could be completed and tested first.<text:s/></text:p>
      <text:p text:style-name="P11"><text:tab/>Communication is one of the most vital parts of the Scrum-Agile approach to projects. Once the Developer completed the coding for making a list of the top five destinations, the Tester received it to look at the user story for it and make test cases for each part of the user story it was addressing. When the Tester had a question about the format of the destinations, they were able to email the Product Owner and ask for clarification. The Product Owner is then able to assess<text:s/><text:soft-page-break/>what the Stakeholders want and tell the Tester to make it a slide show instead. The Tester can then inform the Scrum Master and the Developer, or the rest of the team in general, of this new information. With the new information the Scrum Master has to decide and communicate if this new feature will delay the current sprint. In the SNHU Travel project, the Scrum Master decided to not delay anything and shift around other user stories to give the Developer time to focus on the new thing. Once the Developer started working on the new format, the Tester began making new test cases for this new format. If any part of the communication of these changes broke down between the team, there would have been a costly delay in work on the project.<text:s/></text:p>
      <text:p text:style-name="P12"><text:tab/>Given that Agile uses timed Sprints and different roles working on separate things at the same time, organization is vital in the Agile approach. The most important technique for keeping organized with the entire team is having some kind of board, whether physical or virtual, where updates are consistently made, and information is shared across the team. This helps the team make sure no one is working on the same thing in a contradictory way. This also keeps the team from getting confused about what needs to be done in that sprint cycle. Another way of keeping organized comes from the Daily Scrums that the team participates in. Having a daily meeting, even short ones help everyone know where other members of the team are at, what they have done, and what they might need help on. Using these tactics keeps everyone organized and on track.<text:s/></text:p>
      <text:p text:style-name="P13"><text:span text:style-name="T14"><text:tab/>For the SNHU Travel project, the cons of using the Agile approach is that it is a new approach for the team. Having to adapt to a new approach can be difficult at first and make teams uncertain. There’s also the problem of having to rely on everyone to do their part to make the project work. If the Developer didn’t do their job, then the Tester can’t test things and the<text:s/></text:span><text:soft-page-break/><text:span text:style-name="T15">product doesn’t progress. Any breakdown in communication can also lead to delays. The pros of using the Agile approach is that the users can be polled for what they want the finished product to look like and Agile is adaptable to change. With proper communication, the project can progress well and quickly. Another pro is that it empowers the team to work on their own and thrive in their practices.<text:s/></text:span><text:span text:style-name="T16">Finally, Agile celebrates the achievements of each member of the team rather than one team member having all of the glory. It makes the team feel more seen and allows them to have better opportuni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S-250</text:p>
        <text:p text:style-name="Header">Final Project</text:p>
        <text:p text:style-name="Header">Remy Welham</text:p>
        <text:p text:style-name="Header">06.22.2024</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my Nyx</meta:initial-creator>
    <dc:creator>Remy Nyx</dc:creator>
    <meta:creation-date>2024-06-22T15:19:00Z</meta:creation-date>
    <dc:date>2024-06-23T01:11:00Z</dc:date>
    <meta:template xlink:href="Normal" xlink:type="simple"/>
    <meta:editing-cycles>4</meta:editing-cycles>
    <meta:editing-duration>PT35520S</meta:editing-duration>
    <meta:document-statistic meta:page-count="4" meta:paragraph-count="13" meta:word-count="990" meta:character-count="6620" meta:row-count="47" meta:non-whitespace-character-count="5643"/>
  </office:meta>
</office:document-meta>
</file>